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11"/>
    <style:style style:name="ce3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0" table:style-name="ta1">
        <table:table-column table:style-name="co1" table:number-columns-repeated="6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adsfas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sd</text:p>
          </table:table-cell>
          <table:table-cell office:value-type="string" calcext:value-type="string">
            <text:p>fasdfasdf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fasdfas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fasdfasd</text:p>
          </table:table-cell>
          <table:table-cell office:value-type="string" calcext:value-type="string">
            <text:p>asdf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2"/>
        </table:table-row>
      </table:table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est1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16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adsfas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sd</text:p>
          </table:table-cell>
          <table:table-cell office:value-type="string" calcext:value-type="string">
            <text:p>fasdfasdf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fasdfas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fasdfasd</text:p>
          </table:table-cell>
          <table:table-cell office:value-type="string" calcext:value-type="string">
            <text:p>asdfas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[.A2];2)" office:value-type="float" office:value="1" calcext:value-type="float">
            <text:p>1</text:p>
          </table:table-cell>
          <table:table-cell office:value-type="string" calcext:value-type="string">
            <text:p>aaa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[.A3];2)" office:value-type="float" office:value="0" calcext:value-type="float">
            <text:p>0</text:p>
          </table:table-cell>
          <table:table-cell office:value-type="string" calcext:value-type="string">
            <text:p>bbb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[.A4];2)" office:value-type="float" office:value="1" calcext:value-type="float">
            <text:p>1</text:p>
          </table:table-cell>
          <table:table-cell office:value-type="string" calcext:value-type="string">
            <text:p>cccc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formula="of:=MOD([.A5];2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formula="of:=MOD([.A6];2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table:formula="of:=MOD([.A7];2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table:formula="of:=MOD([.A8];2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formula="of:=MOD([.A9];2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table:formula="of:=MOD([.A10];2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formula="of:=MOD([.A11];2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formula="of:=MOD([.A12];2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formula="of:=MOD([.A13];2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table:formula="of:=MOD([.A14];2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table:formula="of:=MOD([.A15];2)"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2" table:target-range-address="Sheet2.A1:Sheet2.C15" table:display-filter-buttons="true">
          <table:filter>
            <table:filter-and>
              <table:filter-condition table:field-number="2" table:value="aaaa" table:operator="=">
                <table:filter-set-item table:value="aaaa"/>
                <table:filter-set-item table:value="bbbb"/>
                <table:filter-set-item table:value="cccc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00/00/00</text:date>, <text:time style:data-style-name="N2" text:time-value="21:01:05.51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2T20:44:14.646000000</meta:creation-date>
    <dc:date>2019-10-24T21:10:24.040000000</dc:date>
    <meta:editing-duration>PT17M38S</meta:editing-duration>
    <meta:editing-cycles>9</meta:editing-cycles>
    <meta:generator>LibreOffice/6.3.2.2$Windows_x86 LibreOffice_project/98b30e735bda24bc04ab42594c85f7fd8be07b9c</meta:generator>
    <meta:document-statistic meta:table-count="3" meta:cell-count="50" meta:object-count="0"/>
  </office:meta>
</office:document-meta>
</file>